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10000000B0000000BBE63894B.gif" manifest:media-type="image/gif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82in"/>
    </style:style>
    <style:style style:name="co2" style:family="table-column">
      <style:table-column-properties fo:break-before="auto" style:column-width="1.105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45in" svg:height="3.5469in" svg:x="3.3492in" svg:y="0.1827in">
            <draw:object draw:notify-on-update-of-ranges="Sheet1.B3:Sheet1.B3 Sheet1.B4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Matrix Size: 100 x 100</text:p>
          </table:table-cell>
          <table:covered-table-cell/>
          <table:table-cell table:number-columns-repeated="8"/>
          <table:table-cell>
            <draw:frame draw:z-index="1" draw:style-name="gr1" draw:text-style-name="P1" svg:width="6.2209in" svg:height="3.5055in" svg:x="0.1528in" svg:y="0.0358in">
              <draw:object draw:notify-on-update-of-ranges="Sheet1.B3:Sheet1.B3 Sheet1.B15:Sheet1.B2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Number of Threads</text:p>
          </table:table-cell>
          <table:table-cell office:value-type="string" calcext:value-type="string">
            <text:p>Execution Tim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8848" calcext:value-type="float">
            <text:p>0.04884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2425" calcext:value-type="float">
            <text:p>0.01242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9233" calcext:value-type="float">
            <text:p>0.00923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6891" calcext:value-type="float">
            <text:p>0.00689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042" calcext:value-type="float">
            <text:p>0.00504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973" calcext:value-type="float">
            <text:p>0.00397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6299" calcext:value-type="float">
            <text:p>0.00629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7658" calcext:value-type="float">
            <text:p>0.01765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Matrix Size: 200 x 200</text:p>
          </table:table-cell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Number of Threads</text:p>
          </table:table-cell>
          <table:table-cell office:value-type="string" calcext:value-type="string">
            <text:p>Execution Tim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6377" calcext:value-type="float">
            <text:p>0.03637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2244" calcext:value-type="float">
            <text:p>0.02224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3112" calcext:value-type="float">
            <text:p>0.01311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8317" calcext:value-type="float">
            <text:p>0.01831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4067" calcext:value-type="float">
            <text:p>0.014067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2226" calcext:value-type="float">
            <text:p>0.01222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4061" calcext:value-type="float">
            <text:p>0.01406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1675" calcext:value-type="float">
            <text:p>0.011675</text:p>
          </table:table-cell>
          <table:table-cell table:number-columns-repeated="9"/>
        </table:table-row>
        <table:table-row table:style-name="ro1">
          <table:table-cell table:number-columns-repeated="3"/>
          <table:table-cell>
            <draw:frame draw:z-index="2" draw:style-name="gr1" draw:text-style-name="P1" svg:width="6.2209in" svg:height="3.5055in" svg:x="-0.0008in" svg:y="0.1591in">
              <draw:object draw:notify-on-update-of-ranges="Sheet1.B3:Sheet1.B3 Sheet1.B26:Sheet1.B3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draw:z-index="3" draw:style-name="gr1" draw:text-style-name="P1" svg:width="6.2209in" svg:height="3.5055in" svg:x="0.1043in" svg:y="0.1346in">
              <draw:object draw:notify-on-update-of-ranges="Sheet1.B3:Sheet1.B3 Sheet1.B37:Sheet1.B4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Matrix Size: 300 x 300</text:p>
          </table:table-cell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Number of Threads</text:p>
          </table:table-cell>
          <table:table-cell office:value-type="string" calcext:value-type="string">
            <text:p>Execution Tim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4569" calcext:value-type="float">
            <text:p>0.10456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055" calcext:value-type="float">
            <text:p>0.0605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2232" calcext:value-type="float">
            <text:p>0.04223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5926" calcext:value-type="float">
            <text:p>0.03592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5067" calcext:value-type="float">
            <text:p>0.045067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8792" calcext:value-type="float">
            <text:p>0.03879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3966" calcext:value-type="float">
            <text:p>0.03396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3621" calcext:value-type="float">
            <text:p>0.04362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Matrix Size: 400 x 400</text:p>
          </table:table-cell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Number of Threads</text:p>
          </table:table-cell>
          <table:table-cell office:value-type="string" calcext:value-type="string">
            <text:p>Execution Tim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5309" calcext:value-type="float">
            <text:p>0.12530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9371" calcext:value-type="float">
            <text:p>0.06937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8574" calcext:value-type="float">
            <text:p>0.04857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1221" calcext:value-type="float">
            <text:p>0.06122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2764" calcext:value-type="float">
            <text:p>0.05276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498" calcext:value-type="float">
            <text:p>0.04498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6463" calcext:value-type="float">
            <text:p>0.04646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293" calcext:value-type="float">
            <text:p>0.0429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Matrix Size: 500 x 500</text:p>
          </table:table-cell>
          <table:covered-table-cell/>
          <table:table-cell/>
          <table:table-cell>
            <draw:frame draw:z-index="4" draw:style-name="gr1" draw:text-style-name="P1" svg:width="6.2209in" svg:height="3.5055in" svg:x="-0.0008in" svg:y="0.0134in">
              <draw:object draw:notify-on-update-of-ranges="Sheet1.B3:Sheet1.B3 Sheet1.B48:Sheet1.B5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Threads</text:p>
          </table:table-cell>
          <table:table-cell office:value-type="string" calcext:value-type="string">
            <text:p>Execution Tim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8704" calcext:value-type="float">
            <text:p>0.22870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2723" calcext:value-type="float">
            <text:p>0.11272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6882" calcext:value-type="float">
            <text:p>0.10688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36" calcext:value-type="float">
            <text:p>0.093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3351" calcext:value-type="float">
            <text:p>0.08335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9738" calcext:value-type="float">
            <text:p>0.069738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0816" calcext:value-type="float">
            <text:p>0.06081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7956" calcext:value-type="float">
            <text:p>0.06795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/00/0000</text:date>, <text:time style:data-style-name="N2" text:time-value="14:23:48.9037948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3:34:59.825984101</meta:creation-date>
    <dc:date>2024-09-05T14:28:01.334651766</dc:date>
    <meta:editing-duration>PT10M5S</meta:editing-duration>
    <meta:editing-cycles>3</meta:editing-cycles>
    <meta:generator>LibreOffice/24.2.4.2$Linux_X86_64 LibreOffice_project/420$Build-2</meta:generator>
    <meta:document-statistic meta:table-count="1" meta:cell-count="95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100000010000000B0000000BBE63894B.gif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0010000000B0000000BBE63894B.gif"/>
      </style:chart-properties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1cm" xlink:href=".." xlink:type="simple" chart:class="chart:line" chart:style-name="ch1">
        <chart:title svg:x="5.821cm" svg:y="0.316cm" chart:style-name="ch2">
          <text:p>Matrix Size: 100x100</text:p>
        </chart:title>
        <chart:plot-area chart:style-name="ch3" table:cell-range-address="Sheet1.B3:Sheet1.B11" chart:data-source-has-labels="row" svg:x="1.33cm" svg:y="1.275cm" svg:width="14.34cm" svg:height="6.574cm">
          <chart:coordinate-region svg:x="2.242cm" svg:y="1.474cm" svg:width="13.334cm" svg:height="5.728cm"/>
          <chart:axis chart:dimension="x" chart:name="primary-x" chart:style-name="ch4">
            <chart:title svg:x="7.08cm" svg:y="8.029cm" chart:style-name="ch5">
              <text:p>Number of Threads</text:p>
            </chart:title>
            <chart:grid chart:style-name="ch6" chart:class="major"/>
          </chart:axis>
          <chart:axis chart:dimension="y" chart:name="primary-y" chart:style-name="ch4">
            <chart:title svg:x="0.451cm" svg:y="5.704cm" chart:style-name="ch7">
              <text:p>Execution Time</text:p>
            </chart:title>
            <chart:grid chart:style-name="ch6" chart:class="major"/>
          </chart:axis>
          <chart:series chart:style-name="ch8" chart:values-cell-range-address="Sheet1.B4:Sheet1.B11" chart:label-cell-address="Sheet1.B3:Sheet1.B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8848">
                <text:p>0.048848</text:p>
                <draw:g>
                  <svg:desc>Sheet1.B4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425">
                <text:p>0.012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233">
                <text:p>0.009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891">
                <text:p>0.006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042">
                <text:p>0.005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973">
                <text:p>0.0039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299">
                <text:p>0.0062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658">
                <text:p>0.0176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02cm" svg:height="8.905cm" xlink:href=".." xlink:type="simple" chart:class="chart:line" chart:style-name="ch1">
        <chart:title svg:x="5.728cm" svg:y="0.314cm" chart:style-name="ch2">
          <text:p>Matrix Size: 200x200</text:p>
        </chart:title>
        <chart:plot-area chart:style-name="ch3" table:cell-range-address="Sheet1.B3:Sheet1.B3 Sheet1.B15:Sheet1.B22" chart:data-source-has-labels="row" svg:x="1.327cm" svg:y="1.271cm" svg:width="14.159cm" svg:height="6.475cm">
          <chart:coordinate-region svg:x="2.425cm" svg:y="1.47cm" svg:width="12.967cm" svg:height="5.629cm"/>
          <chart:axis chart:dimension="x" chart:name="primary-x" chart:style-name="ch4">
            <chart:title svg:x="6.986cm" svg:y="7.924cm" chart:style-name="ch5">
              <text:p>Number of Threads</text:p>
            </chart:title>
            <chart:grid chart:style-name="ch6" chart:class="major"/>
          </chart:axis>
          <chart:axis chart:dimension="y" chart:name="primary-y" chart:style-name="ch4">
            <chart:title svg:x="0.451cm" svg:y="5.65cm" chart:style-name="ch7">
              <text:p>Execution Time</text:p>
            </chart:title>
            <chart:grid chart:style-name="ch6" chart:class="major"/>
          </chart:axis>
          <chart:series chart:style-name="ch8" chart:values-cell-range-address="Sheet1.B15:Sheet1.B22" chart:label-cell-address="Sheet1.B3:Sheet1.B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6377">
                <text:p>0.036377</text:p>
                <draw:g>
                  <svg:desc>Sheet1.B15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244">
                <text:p>0.022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112">
                <text:p>0.013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8317">
                <text:p>0.0183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4067">
                <text:p>0.0140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226">
                <text:p>0.012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4061">
                <text:p>0.0140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675">
                <text:p>0.0116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02cm" svg:height="8.905cm" xlink:href=".." xlink:type="simple" chart:class="chart:line" chart:style-name="ch1">
        <chart:title svg:x="5.728cm" svg:y="0.314cm" chart:style-name="ch2">
          <text:p>Matrix Size: 300x300</text:p>
        </chart:title>
        <chart:plot-area chart:style-name="ch3" table:cell-range-address="Sheet1.B3:Sheet1.B3 Sheet1.B26:Sheet1.B33" chart:data-source-has-labels="row" svg:x="1.327cm" svg:y="1.271cm" svg:width="14.159cm" svg:height="6.475cm">
          <chart:coordinate-region svg:x="2.239cm" svg:y="1.47cm" svg:width="13.153cm" svg:height="5.629cm"/>
          <chart:axis chart:dimension="x" chart:name="primary-x" chart:style-name="ch4">
            <chart:title svg:x="6.986cm" svg:y="7.924cm" chart:style-name="ch5">
              <text:p>Number of Threads</text:p>
            </chart:title>
            <chart:grid chart:style-name="ch6" chart:class="major"/>
          </chart:axis>
          <chart:axis chart:dimension="y" chart:name="primary-y" chart:style-name="ch4">
            <chart:title svg:x="0.451cm" svg:y="5.65cm" chart:style-name="ch7">
              <text:p>Execution Time</text:p>
            </chart:title>
            <chart:grid chart:style-name="ch6" chart:class="major"/>
          </chart:axis>
          <chart:series chart:style-name="ch8" chart:values-cell-range-address="Sheet1.B26:Sheet1.B33" chart:label-cell-address="Sheet1.B3:Sheet1.B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4569">
                <text:p>0.104569</text:p>
                <draw:g>
                  <svg:desc>Sheet1.B26:Sheet1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055">
                <text:p>0.06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2232">
                <text:p>0.042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926">
                <text:p>0.035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5067">
                <text:p>0.0450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8792">
                <text:p>0.038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3966">
                <text:p>0.033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3621">
                <text:p>0.0436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02cm" svg:height="8.905cm" xlink:href=".." xlink:type="simple" chart:class="chart:line" chart:style-name="ch1">
        <chart:title svg:x="5.728cm" svg:y="0.314cm" chart:style-name="ch2">
          <text:p>Matrix Size: 400x400</text:p>
        </chart:title>
        <chart:plot-area chart:style-name="ch3" table:cell-range-address="Sheet1.B3:Sheet1.B3 Sheet1.B37:Sheet1.B44" chart:data-source-has-labels="row" svg:x="1.327cm" svg:y="1.271cm" svg:width="14.159cm" svg:height="6.475cm">
          <chart:coordinate-region svg:x="2.239cm" svg:y="1.47cm" svg:width="13.153cm" svg:height="5.629cm"/>
          <chart:axis chart:dimension="x" chart:name="primary-x" chart:style-name="ch4">
            <chart:title svg:x="6.986cm" svg:y="7.924cm" chart:style-name="ch5">
              <text:p>Number of Threads</text:p>
            </chart:title>
            <chart:grid chart:style-name="ch6" chart:class="major"/>
          </chart:axis>
          <chart:axis chart:dimension="y" chart:name="primary-y" chart:style-name="ch4">
            <chart:title svg:x="0.451cm" svg:y="5.65cm" chart:style-name="ch7">
              <text:p>Execution Time</text:p>
            </chart:title>
            <chart:grid chart:style-name="ch6" chart:class="major"/>
          </chart:axis>
          <chart:series chart:style-name="ch8" chart:values-cell-range-address="Sheet1.B37:Sheet1.B44" chart:label-cell-address="Sheet1.B3:Sheet1.B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5309">
                <text:p>0.125309</text:p>
                <draw:g>
                  <svg:desc>Sheet1.B37:Sheet1.B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9371">
                <text:p>0.0693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8574">
                <text:p>0.0485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1221">
                <text:p>0.061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2764">
                <text:p>0.052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498">
                <text:p>0.04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6463">
                <text:p>0.046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93">
                <text:p>0.042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02cm" svg:height="8.905cm" xlink:href=".." xlink:type="simple" chart:class="chart:line" chart:style-name="ch1">
        <chart:title svg:x="5.728cm" svg:y="0.314cm" chart:style-name="ch2">
          <text:p>Matrix Size: 500x500</text:p>
        </chart:title>
        <chart:plot-area chart:style-name="ch3" table:cell-range-address="Sheet1.B3:Sheet1.B3 Sheet1.B48:Sheet1.B55" chart:data-source-has-labels="row" svg:x="1.327cm" svg:y="1.271cm" svg:width="14.159cm" svg:height="6.475cm">
          <chart:coordinate-region svg:x="2.239cm" svg:y="1.47cm" svg:width="13.153cm" svg:height="5.629cm"/>
          <chart:axis chart:dimension="x" chart:name="primary-x" chart:style-name="ch4">
            <chart:title svg:x="6.986cm" svg:y="7.924cm" chart:style-name="ch5">
              <text:p>Number of Threads</text:p>
            </chart:title>
            <chart:grid chart:style-name="ch6" chart:class="major"/>
          </chart:axis>
          <chart:axis chart:dimension="y" chart:name="primary-y" chart:style-name="ch4">
            <chart:title svg:x="0.451cm" svg:y="5.65cm" chart:style-name="ch7">
              <text:p>Execution Time</text:p>
            </chart:title>
            <chart:grid chart:style-name="ch6" chart:class="major"/>
          </chart:axis>
          <chart:series chart:style-name="ch8" chart:values-cell-range-address="Sheet1.B48:Sheet1.B55" chart:label-cell-address="Sheet1.B3:Sheet1.B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8704">
                <text:p>0.228704</text:p>
                <draw:g>
                  <svg:desc>Sheet1.B48:Sheet1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2723">
                <text:p>0.112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6882">
                <text:p>0.1068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36">
                <text:p>0.0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3351">
                <text:p>0.0833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9738">
                <text:p>0.0697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0816">
                <text:p>0.060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7956">
                <text:p>0.0679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